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Inconsolata" svg:font-family="Inconsolata" style:font-pitch="fixed"/>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Standard">
      <style:text-properties style:font-name="Inconsolata" fo:font-size="13pt" fo:language="de" fo:country="DE" officeooo:rsid="001d2f95" officeooo:paragraph-rsid="001d2f95" style:font-size-asian="13pt" style:font-size-complex="13pt"/>
    </style:style>
    <style:style style:name="P2" style:family="paragraph" style:parent-style-name="Text_20_body">
      <style:text-properties officeooo:paragraph-rsid="001d7f80"/>
    </style:style>
    <style:style style:name="P3" style:family="paragraph" style:parent-style-name="Text_20_body">
      <style:text-properties officeooo:paragraph-rsid="001ec8af"/>
    </style:style>
    <style:style style:name="P4" style:family="paragraph" style:parent-style-name="Text_20_body">
      <style:text-properties officeooo:paragraph-rsid="0020cffd"/>
    </style:style>
    <style:style style:name="P5" style:family="paragraph" style:parent-style-name="Text_20_body">
      <style:text-properties officeooo:paragraph-rsid="00228ee5"/>
    </style:style>
    <style:style style:name="P6" style:family="paragraph" style:parent-style-name="Text_20_body">
      <style:text-properties officeooo:paragraph-rsid="00245479"/>
    </style:style>
    <style:style style:name="P7" style:family="paragraph" style:parent-style-name="Text_20_body">
      <style:text-properties officeooo:paragraph-rsid="0024c74d"/>
    </style:style>
    <style:style style:name="P8" style:family="paragraph" style:parent-style-name="Text_20_body">
      <style:text-properties officeooo:paragraph-rsid="00259f57"/>
    </style:style>
    <style:style style:name="P9" style:family="paragraph" style:parent-style-name="Text_20_body">
      <style:text-properties officeooo:paragraph-rsid="00275177"/>
    </style:style>
    <style:style style:name="P10" style:family="paragraph" style:parent-style-name="Text_20_body">
      <style:text-properties officeooo:paragraph-rsid="0028ed2c"/>
    </style:style>
    <style:style style:name="P11" style:family="paragraph" style:parent-style-name="Text_20_body">
      <style:text-properties officeooo:paragraph-rsid="002ab697"/>
    </style:style>
    <style:style style:name="P12" style:family="paragraph" style:parent-style-name="Text_20_body">
      <style:text-properties officeooo:paragraph-rsid="00311de6"/>
    </style:style>
    <style:style style:name="P13" style:family="paragraph" style:parent-style-name="Text_20_body">
      <style:text-properties officeooo:paragraph-rsid="0033b328"/>
    </style:style>
    <style:style style:name="P14" style:family="paragraph" style:parent-style-name="Text_20_body">
      <style:text-properties officeooo:paragraph-rsid="00343041"/>
    </style:style>
    <style:style style:name="P15" style:family="paragraph" style:parent-style-name="Text_20_body">
      <style:text-properties officeooo:paragraph-rsid="00354024"/>
    </style:style>
    <style:style style:name="P16" style:family="paragraph" style:parent-style-name="Text_20_body">
      <style:text-properties officeooo:paragraph-rsid="0036c64b"/>
    </style:style>
    <style:style style:name="P17" style:family="paragraph" style:parent-style-name="Text_20_body">
      <style:text-properties officeooo:paragraph-rsid="00398fd0"/>
    </style:style>
    <style:style style:name="P18" style:family="paragraph" style:parent-style-name="Text_20_body">
      <style:text-properties officeooo:paragraph-rsid="003ac521"/>
    </style:style>
    <style:style style:name="P19" style:family="paragraph" style:parent-style-name="Text_20_body">
      <style:text-properties officeooo:paragraph-rsid="003bb137"/>
    </style:style>
    <style:style style:name="P20" style:family="paragraph" style:parent-style-name="Text_20_body">
      <style:text-properties officeooo:paragraph-rsid="003cf907"/>
    </style:style>
    <style:style style:name="P21" style:family="paragraph" style:parent-style-name="Text_20_body">
      <style:text-properties officeooo:paragraph-rsid="00433c34"/>
    </style:style>
    <style:style style:name="P22" style:family="paragraph" style:parent-style-name="Text_20_body">
      <style:text-properties officeooo:paragraph-rsid="0043a809"/>
    </style:style>
    <style:style style:name="P23" style:family="paragraph" style:parent-style-name="Standard">
      <style:text-properties style:font-name="Inconsolata" fo:font-size="13pt" fo:language="de" fo:country="DE" officeooo:rsid="002ef5a3" officeooo:paragraph-rsid="002ef5a3" style:font-size-asian="13pt" style:font-size-complex="13pt"/>
    </style:style>
    <style:style style:name="P24" style:family="paragraph" style:parent-style-name="Standard">
      <style:text-properties style:font-name="Inconsolata" fo:font-size="13pt" fo:language="de" fo:country="DE" officeooo:rsid="002ef5a3" officeooo:paragraph-rsid="004ee108" style:font-size-asian="13pt" style:font-size-complex="13pt"/>
    </style:style>
    <style:style style:name="P25" style:family="paragraph" style:parent-style-name="Standard">
      <style:text-properties style:font-name="Inconsolata" fo:font-size="13pt" fo:language="de" fo:country="DE" officeooo:rsid="002ef5a3" officeooo:paragraph-rsid="00507da4" style:font-size-asian="13pt" style:font-size-complex="13pt"/>
    </style:style>
    <style:style style:name="P26" style:family="paragraph" style:parent-style-name="Standard">
      <style:text-properties style:font-name="Inconsolata" fo:font-size="12pt" fo:language="de" fo:country="DE" fo:font-weight="bold" officeooo:rsid="001d2f95" officeooo:paragraph-rsid="001d2f95" style:font-size-asian="12pt" style:font-weight-asian="bold" style:font-size-complex="12pt" style:font-weight-complex="bold"/>
    </style:style>
    <style:style style:name="P27" style:family="paragraph" style:parent-style-name="Text_20_body">
      <style:text-properties style:font-name="Inconsolata" fo:font-size="12pt" fo:language="de" fo:country="DE" style:font-size-asian="12pt" style:font-size-complex="12pt"/>
    </style:style>
    <style:style style:name="P28" style:family="paragraph" style:parent-style-name="Text_20_body">
      <style:text-properties style:font-name="Inconsolata" fo:font-size="12pt" fo:language="de" fo:country="DE" officeooo:paragraph-rsid="001d2f95" style:font-size-asian="12pt" style:font-size-complex="12pt"/>
    </style:style>
    <style:style style:name="P29" style:family="paragraph" style:parent-style-name="Preformatted_20_Text">
      <style:text-properties style:font-name="Inconsolata" fo:font-size="12pt" fo:language="de" fo:country="DE" officeooo:rsid="001d2f95" officeooo:paragraph-rsid="001d2f95" style:font-size-asian="12pt" style:font-size-complex="12pt"/>
    </style:style>
    <style:style style:name="T1" style:family="text">
      <style:text-properties style:font-name="Inconsolata" fo:language="de" fo:country="DE"/>
    </style:style>
    <style:style style:name="T2" style:family="text">
      <style:text-properties style:font-name="Inconsolata" fo:language="de" fo:country="DE" officeooo:rsid="001d7f80"/>
    </style:style>
    <style:style style:name="T3" style:family="text">
      <style:text-properties style:font-name="Inconsolata" fo:language="de" fo:country="DE" officeooo:rsid="0036c64b"/>
    </style:style>
    <style:style style:name="T4" style:family="text">
      <style:text-properties style:font-name="Inconsolata" fo:language="de" fo:country="DE" officeooo:rsid="00381183"/>
    </style:style>
    <style:style style:name="T5" style:family="text">
      <style:text-properties style:font-name="Inconsolata" fo:language="de" fo:country="DE" officeooo:rsid="00398fd0"/>
    </style:style>
    <style:style style:name="T6" style:family="text">
      <style:text-properties style:font-name="Inconsolata" fo:language="de" fo:country="DE" officeooo:rsid="003c3187"/>
    </style:style>
    <style:style style:name="T7" style:family="text">
      <style:text-properties style:font-name="Inconsolata" fo:language="de" fo:country="DE" officeooo:rsid="0041ac88"/>
    </style:style>
    <style:style style:name="T8" style:family="text">
      <style:text-properties style:font-name="Inconsolata" fo:language="de" fo:country="DE" fo:font-weight="bold" officeooo:rsid="0036c64b" style:font-weight-asian="bold" style:font-weight-complex="bold"/>
    </style:style>
    <style:style style:name="T9" style:family="text">
      <style:text-properties style:font-name="Inconsolata" fo:font-size="10pt" fo:language="de" fo:country="DE" officeooo:rsid="001d7f80" style:font-size-asian="10pt" style:font-size-complex="10pt"/>
    </style:style>
    <style:style style:name="T10" style:family="text">
      <style:text-properties style:font-name="Inconsolata" fo:font-size="12pt" fo:language="de" fo:country="DE" officeooo:rsid="001d7f80" style:font-size-asian="10.5pt" style:font-size-complex="12pt"/>
    </style:style>
    <style:style style:name="T11" style:family="text">
      <style:text-properties style:font-name="Inconsolata" fo:font-size="12pt" fo:language="de" fo:country="DE" officeooo:rsid="001e45bd" style:font-size-asian="10.5pt" style:font-size-complex="12pt"/>
    </style:style>
    <style:style style:name="T12" style:family="text">
      <style:text-properties style:font-name="Inconsolata" fo:font-size="12pt" fo:language="de" fo:country="DE" officeooo:rsid="001ec8af" style:font-size-asian="10.5pt" style:font-size-complex="12pt"/>
    </style:style>
    <style:style style:name="T13" style:family="text">
      <style:text-properties style:font-name="Inconsolata" fo:font-size="12pt" fo:language="de" fo:country="DE" officeooo:rsid="0020531b" style:font-size-asian="10.5pt" style:font-size-complex="12pt"/>
    </style:style>
    <style:style style:name="T14" style:family="text">
      <style:text-properties style:font-name="Inconsolata" fo:font-size="12pt" fo:language="de" fo:country="DE" officeooo:rsid="0020cffd" style:font-size-asian="10.5pt" style:font-size-complex="12pt"/>
    </style:style>
    <style:style style:name="T15" style:family="text">
      <style:text-properties style:font-name="Inconsolata" fo:font-size="12pt" fo:language="de" fo:country="DE" officeooo:rsid="0021559d" style:font-size-asian="10.5pt" style:font-size-complex="12pt"/>
    </style:style>
    <style:style style:name="T16" style:family="text">
      <style:text-properties style:font-name="Inconsolata" fo:font-size="12pt" fo:language="de" fo:country="DE" officeooo:rsid="00228ee5" style:font-size-asian="10.5pt" style:font-size-complex="12pt"/>
    </style:style>
    <style:style style:name="T17" style:family="text">
      <style:text-properties style:font-name="Inconsolata" fo:font-size="12pt" fo:language="de" fo:country="DE" officeooo:rsid="00245479" style:font-size-asian="10.5pt" style:font-size-complex="12pt"/>
    </style:style>
    <style:style style:name="T18" style:family="text">
      <style:text-properties style:font-name="Inconsolata" fo:font-size="12pt" fo:language="de" fo:country="DE" officeooo:rsid="0024c74d" style:font-size-asian="10.5pt" style:font-size-complex="12pt"/>
    </style:style>
    <style:style style:name="T19" style:family="text">
      <style:text-properties style:font-name="Inconsolata" fo:font-size="12pt" fo:language="de" fo:country="DE" officeooo:rsid="00275177" style:font-size-asian="10.5pt" style:font-size-complex="12pt"/>
    </style:style>
    <style:style style:name="T20" style:family="text">
      <style:text-properties style:font-name="Inconsolata" fo:font-size="12pt" fo:language="de" fo:country="DE" officeooo:rsid="0028ed2c" style:font-size-asian="10.5pt" style:font-size-complex="12pt"/>
    </style:style>
    <style:style style:name="T21" style:family="text">
      <style:text-properties style:font-name="Inconsolata" fo:font-size="12pt" fo:language="de" fo:country="DE" officeooo:rsid="002ab697" style:font-size-asian="10.5pt" style:font-size-complex="12pt"/>
    </style:style>
    <style:style style:name="T22" style:family="text">
      <style:text-properties style:font-name="Inconsolata" fo:font-size="12pt" fo:language="de" fo:country="DE" officeooo:rsid="002b99ab" style:font-size-asian="10.5pt" style:font-size-complex="12pt"/>
    </style:style>
    <style:style style:name="T23" style:family="text">
      <style:text-properties style:font-name="Inconsolata" fo:font-size="12pt" fo:language="de" fo:country="DE" officeooo:rsid="002d952b" style:font-size-asian="10.5pt" style:font-size-complex="12pt"/>
    </style:style>
    <style:style style:name="T24" style:family="text">
      <style:text-properties style:font-name="Inconsolata" fo:font-size="12pt" fo:language="de" fo:country="DE" officeooo:rsid="0033b328" style:font-size-asian="10.5pt" style:font-size-complex="12pt"/>
    </style:style>
    <style:style style:name="T25" style:family="text">
      <style:text-properties style:font-name="Inconsolata" fo:font-size="12pt" fo:language="de" fo:country="DE" officeooo:rsid="00343041" style:font-size-asian="10.5pt" style:font-size-complex="12pt"/>
    </style:style>
    <style:style style:name="T26" style:family="text">
      <style:text-properties style:font-name="Inconsolata" fo:font-size="12pt" fo:language="de" fo:country="DE" officeooo:rsid="003bb137" style:font-size-asian="10.5pt" style:font-size-complex="12pt"/>
    </style:style>
    <style:style style:name="T27" style:family="text">
      <style:text-properties style:font-name="Inconsolata" fo:font-size="12pt" fo:language="de" fo:country="DE" officeooo:rsid="0042a5f1" style:font-size-asian="10.5pt" style:font-size-complex="12pt"/>
    </style:style>
    <style:style style:name="T28" style:family="text">
      <style:text-properties style:font-name="Inconsolata" fo:font-size="12pt" fo:language="de" fo:country="DE" officeooo:rsid="0043a809" style:font-size-asian="10.5pt" style:font-size-complex="12pt"/>
    </style:style>
    <style:style style:name="T29" style:family="text">
      <style:text-properties style:font-name="Inconsolata" fo:font-size="12pt" fo:language="de" fo:country="DE" officeooo:rsid="00454ac0" style:font-size-asian="10.5pt" style:font-size-complex="12pt"/>
    </style:style>
    <style:style style:name="T30" style:family="text">
      <style:text-properties style:font-name="Inconsolata" fo:font-size="12pt" fo:language="de" fo:country="DE" officeooo:rsid="0045eb98" style:font-size-asian="10.5pt" style:font-size-complex="12pt"/>
    </style:style>
    <style:style style:name="T31" style:family="text">
      <style:text-properties style:font-name="Inconsolata" fo:font-size="12pt" fo:language="de" fo:country="DE" officeooo:rsid="004716d2" style:font-size-asian="10.5pt" style:font-size-complex="12pt"/>
    </style:style>
    <style:style style:name="T32" style:family="text">
      <style:text-properties style:font-name="Inconsolata" fo:font-size="12pt" fo:language="de" fo:country="DE" officeooo:rsid="0047f719" style:font-size-asian="10.5pt" style:font-size-complex="12pt"/>
    </style:style>
    <style:style style:name="T33" style:family="text">
      <style:text-properties style:font-name="Inconsolata" fo:font-size="12pt" fo:language="de" fo:country="DE" officeooo:rsid="0049cf7c" style:font-size-asian="10.5pt" style:font-size-complex="12pt"/>
    </style:style>
    <style:style style:name="T34" style:family="text">
      <style:text-properties style:font-name="Inconsolata" fo:font-size="12pt" fo:language="de" fo:country="DE" officeooo:rsid="004bb2d6" style:font-size-asian="10.5pt" style:font-size-complex="12pt"/>
    </style:style>
    <style:style style:name="T35" style:family="text">
      <style:text-properties style:font-name="Inconsolata" fo:font-size="12pt" fo:language="de" fo:country="DE" officeooo:rsid="004cab6e" style:font-size-asian="10.5pt" style:font-size-complex="12pt"/>
    </style:style>
    <style:style style:name="T36" style:family="text">
      <style:text-properties style:font-name="Inconsolata" fo:font-size="12pt" fo:language="de" fo:country="DE" officeooo:rsid="004dbf7c" style:font-size-asian="10.5pt" style:font-size-complex="12pt"/>
    </style:style>
    <style:style style:name="T37" style:family="text">
      <style:text-properties style:font-name="Inconsolata" fo:font-size="12pt" fo:language="de" fo:country="DE" officeooo:rsid="004e98a5" style:font-size-asian="10.5pt" style:font-size-complex="12pt"/>
    </style:style>
    <style:style style:name="T38" style:family="text">
      <style:text-properties style:font-name="Inconsolata" fo:font-size="12pt" fo:language="de" fo:country="DE" officeooo:rsid="004eb6c1" style:font-size-asian="10.5pt" style:font-size-complex="12pt"/>
    </style:style>
    <style:style style:name="T39" style:family="text">
      <style:text-properties style:font-name="Inconsolata" fo:font-size="12pt" fo:language="de" fo:country="DE" style:text-underline-style="none" fo:font-weight="normal" officeooo:rsid="0028ed2c" style:font-size-asian="10.5pt" style:font-weight-asian="normal" style:font-size-complex="12pt" style:font-weight-complex="normal"/>
    </style:style>
    <style:style style:name="T40" style:family="text">
      <style:text-properties style:font-name="Inconsolata" fo:font-size="12pt" fo:language="de" fo:country="DE" style:text-underline-style="none" fo:font-weight="normal" officeooo:rsid="00451b29" style:font-size-asian="10.5pt" style:font-weight-asian="normal" style:font-size-complex="12pt" style:font-weight-complex="normal"/>
    </style:style>
    <style:style style:name="T41" style:family="text">
      <style:text-properties style:font-name="Inconsolata" fo:font-size="12pt" fo:language="de" fo:country="DE" style:text-underline-style="none" fo:font-weight="bold" officeooo:rsid="0028ed2c" style:font-size-asian="10.5pt" style:font-weight-asian="bold" style:font-size-complex="12pt" style:font-weight-complex="bold"/>
    </style:style>
    <style:style style:name="T42" style:family="text">
      <style:text-properties style:font-name="Inconsolata" fo:font-size="12pt" fo:language="de" fo:country="DE" officeooo:rsid="00311de6" style:font-size-asian="12pt" style:font-size-complex="12pt"/>
    </style:style>
    <style:style style:name="T43" style:family="text">
      <style:text-properties style:font-name="Inconsolata" fo:font-size="12pt" fo:language="de" fo:country="DE" officeooo:rsid="003177fe" style:font-size-asian="12pt" style:font-size-complex="12pt"/>
    </style:style>
    <style:style style:name="T44" style:family="text">
      <style:text-properties style:font-name="Inconsolata" fo:font-size="12pt" fo:language="de" fo:country="DE" officeooo:rsid="00334ab3" style:font-size-asian="12pt" style:font-size-complex="12pt"/>
    </style:style>
    <style:style style:name="T45" style:family="text">
      <style:text-properties style:font-name="Inconsolata" fo:font-size="12pt" fo:language="de" fo:country="DE" officeooo:rsid="0033b328" style:font-size-asian="12pt" style:font-size-complex="12pt"/>
    </style:style>
    <style:style style:name="T46" style:family="text">
      <style:text-properties style:font-name="Inconsolata" fo:font-size="12pt" fo:language="de" fo:country="DE" officeooo:rsid="003ac521" style:font-size-asian="12pt" style:font-size-complex="12pt"/>
    </style:style>
    <style:style style:name="T47" style:family="text">
      <style:text-properties style:font-name="Inconsolata" fo:font-size="12pt" fo:language="de" fo:country="DE" officeooo:rsid="003c3187" style:font-size-asian="12pt" style:font-size-complex="12pt"/>
    </style:style>
    <style:style style:name="T48" style:family="text">
      <style:text-properties style:font-name="Inconsolata" fo:font-size="12pt" fo:language="de" fo:country="DE" officeooo:rsid="003cf907" style:font-size-asian="12pt" style:font-size-complex="12pt"/>
    </style:style>
    <style:style style:name="T49" style:family="text">
      <style:text-properties style:font-name="Inconsolata" fo:font-size="12pt" fo:language="de" fo:country="DE" officeooo:rsid="0041e5c5" style:font-size-asian="12pt" style:font-size-complex="12pt"/>
    </style:style>
    <style:style style:name="T50" style:family="text">
      <style:text-properties style:font-name="Inconsolata" fo:font-size="12pt" fo:language="de" fo:country="DE" fo:font-weight="bold" officeooo:rsid="0044b810" style:font-size-asian="10.5pt" style:font-weight-asian="bold" style:font-size-complex="12pt" style:font-weight-complex="bold"/>
    </style:style>
    <style:style style:name="T51" style:family="text">
      <style:text-properties style:font-name="Inconsolata" fo:font-size="12pt" fo:language="de" fo:country="DE" fo:font-weight="bold" officeooo:rsid="001d7f80" style:font-size-asian="10.5pt" style:font-weight-asian="bold" style:font-size-complex="12pt" style:font-weight-complex="bold"/>
    </style:style>
    <style:style style:name="T52" style:family="text">
      <style:text-properties style:font-name="Inconsolata" fo:font-size="12pt" fo:language="de" fo:country="DE" fo:font-weight="bold" officeooo:rsid="001ec8af" style:font-size-asian="10.5pt" style:font-weight-asian="bold" style:font-size-complex="12pt" style:font-weight-complex="bold"/>
    </style:style>
    <style:style style:name="T53" style:family="text">
      <style:text-properties style:font-name="Inconsolata" fo:font-size="12pt" fo:language="de" fo:country="DE" fo:font-weight="bold" officeooo:rsid="003cf907" style:font-size-asian="12pt" style:font-weight-asian="bold" style:font-size-complex="12pt" style:font-weight-complex="bold"/>
    </style:style>
    <style:style style:name="T54" style:family="text">
      <style:text-properties style:font-name="Inconsolata" fo:font-size="12pt" fo:language="de" fo:country="DE" fo:font-style="italic" officeooo:rsid="00245479" style:font-size-asian="10.5pt" style:font-style-asian="italic" style:font-size-complex="12pt" style:font-style-complex="italic"/>
    </style:style>
    <style:style style:name="T55" style:family="text">
      <style:text-properties style:font-name="Inconsolata" fo:font-size="12pt" fo:language="de" fo:country="DE" fo:font-style="normal" officeooo:rsid="00245479" style:font-size-asian="10.5pt" style:font-style-asian="normal" style:font-size-complex="12pt" style:font-style-complex="normal"/>
    </style:style>
    <style:style style:name="T56" style:family="text">
      <style:text-properties style:font-name="Inconsolata" fo:font-size="12pt" fo:language="de" fo:country="DE" fo:font-style="normal" style:text-underline-style="solid" style:text-underline-width="auto" style:text-underline-color="font-color" officeooo:rsid="00245479" style:font-size-asian="10.5pt" style:font-style-asian="normal" style:font-size-complex="12pt" style:font-style-complex="normal"/>
    </style:style>
    <style:style style:name="T57" style:family="text">
      <style:text-properties style:font-name="Inconsolata" fo:font-size="12pt" fo:language="de" fo:country="DE" style:text-underline-style="solid" style:text-underline-width="auto" style:text-underline-color="font-color" officeooo:rsid="00245479" style:font-size-asian="10.5pt" style:font-size-complex="12pt"/>
    </style:style>
    <style:style style:name="T58" style:family="text">
      <style:text-properties officeooo:rsid="001d7f80"/>
    </style:style>
    <style:style style:name="T59" style:family="text">
      <style:text-properties style:font-name="DejaVu Sans Mono" fo:font-size="12pt" fo:language="de" fo:country="DE" officeooo:rsid="002ab697" style:font-size-asian="10.5pt" style:font-size-complex="12pt"/>
    </style:style>
    <style:style style:name="T60" style:family="text">
      <style:text-properties style:font-name="DejaVu Sans Mono" fo:font-size="12pt" fo:language="de" fo:country="DE" officeooo:rsid="002fe8b7" style:font-size-asian="10.5pt" style:font-size-complex="12pt"/>
    </style:style>
    <style:style style:name="T61" style:family="text">
      <style:text-properties officeooo:rsid="004ee108"/>
    </style:style>
    <style:style style:name="T62" style:family="text">
      <style:text-properties officeooo:rsid="004f6b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lp 5 – Übung 1</text:p>
      <text:p text:style-name="P23"/>
      <text:p text:style-name="P24"><text:span text:style-name="T61">Bearbeitung:</text:span></text:p>
      <text:p text:style-name="P24"><text:span text:style-name="T61"><text:tab/>André Röhrig</text:span></text:p>
      <text:p text:style-name="P24"><text:span text:style-name="T61"><text:tab/>Samuel Gfrörer</text:span></text:p>
      <text:p text:style-name="P25"><text:span text:style-name="T62">Tutor:</text:span></text:p>
      <text:p text:style-name="P25"><text:span text:style-name="T62"><text:tab/>Marco Träger</text:span></text:p>
      <text:p text:style-name="P1"/>
      <text:p text:style-name="P1"/>
      <text:p text:style-name="P26">1. <text:span text:style-name="T58">a)</text:span></text:p>
      <text:p text:style-name="P29">Buffer hat per Definition eine maximale endliche Größe. Das Interface BlockingQueue überlasst die Maximalgröße der Implementierung. Diese kann somit je nach Implementierung sowohl endlich als auch unendlich groß sein.</text:p>
      <text:p text:style-name="P27"/>
      <text:p text:style-name="P27">–</text:p>
      <text:p text:style-name="P28">BlockingQueue&lt;E&gt;.put(E x) vs. Buffer&lt;E&gt;.send(E x)</text:p>
      <text:p text:style-name="P28">die Methode ist äquivalent spezifiziert</text:p>
      <text:p text:style-name="P28">E BlockingQueue&lt;E&gt;.take() vs. E Buffer&lt;E&gt;.recv()</text:p>
      <text:p text:style-name="P28">die Spezifikationen sind äquivalent</text:p>
      <text:p text:style-name="P28">int BlockingQueue&lt;E&gt;.size() vs. int Buffer&lt;E&gt;.length()</text:p>
      <text:p text:style-name="Text_20_body"><text:span text:style-name="T1">die Spezifikationen sind äquivalent, bis auf den Unterschied, dass in Java, falls die Anzahl der Elemente größer als </text:span><text:span text:style-name="Teletype"><text:span text:style-name="T1">Integer.MAX_VALUE wäre, Integer.MAX_VALUE ausgegeben würde</text:span></text:span></text:p>
      <text:p text:style-name="Text_20_body"><text:span text:style-name="Teletype"><text:span text:style-name="T1">–</text:span></text:span></text:p>
      <text:p text:style-name="P16"><text:span text:style-name="Teletype"><text:span text:style-name="T8">1. b)</text:span></text:span><text:span text:style-name="Teletype"><text:span text:style-name="T3"> </text:span></text:span><text:span text:style-name="Teletype"><text:span text:style-name="T4">Siehe .</text:span></text:span><text:span text:style-name="Teletype"><text:span text:style-name="T7">/src</text:span></text:span><text:span text:style-name="Teletype"><text:span text:style-name="T4">/aufgabe</text:span></text:span><text:span text:style-name="Teletype"><text:span text:style-name="T6">1, </text:span></text:span><text:span text:style-name="Teletype"><text:span text:style-name="T7">executable jar: ./bin/aufgabe1</text:span></text:span></text:p>
      <text:p text:style-name="P17"><text:span text:style-name="Teletype"><text:span text:style-name="T5">Erklärung:</text:span></text:span></text:p>
      <text:p text:style-name="P2"><text:span text:style-name="Teletype"><text:span text:style-name="T2">Wir haben uns für einen Ringpuffer entschieden. Die schien uns der naheliegenste Pfad zu sein. Die statische Größe vermeidet Aufwand bei der Speicherverwaltung. Diese maximale Größe des Ringpuffers wird beim Aufruf des Konstruktors festgelegt und bleibt dann konstant.</text:span></text:span></text:p>
      <text:p text:style-name="P2"><text:span text:style-name="Teletype"><text:span text:style-name="T2">–</text:span></text:span></text:p>
      <text:p text:style-name="P2"><text:span text:style-name="Teletype"><text:span text:style-name="T2">Invariante: </text:span></text:span><text:span text:style-name="Teletype"><text:span text:style-name="T9">StringBufferImpl.length()&gt;=0 &amp; StringBufferImpl.length()&lt;= StringBufferImpl.maxSize</text:span></text:span></text:p>
      <text:p text:style-name="P12"><text:span text:style-name="Teletype"><text:span text:style-name="T42">Die Invariante wird gemäß der Aufgabenstellung durch </text:span></text:span><text:span text:style-name="Teletype"><text:span text:style-name="T44">B</text:span></text:span><text:span text:style-name="Teletype"><text:span text:style-name="T42">lockieren der aufrufenden Prozesse sicher gestellt. </text:span></text:span><text:span text:style-name="Teletype"><text:span text:style-name="T43">Die Methoden „send“ und „recv“ prüfen dabei zunächst die kritische Bedingung, und blockieren den aufrufenden Prozess bei Bedarf.</text:span></text:span></text:p>
      <text:p text:style-name="P13"><text:span text:style-name="Teletype"><text:span text:style-name="T45">Die Implementierung als Monitor garantiert außerdem, dass die Methoden „send“ und „recv“ atomar ausgeführt werden, also erfolgt schreiben/lesen atomar gebündelt mit dem erhöhen des </text:span></text:span><text:soft-page-break/><text:span text:style-name="Teletype"><text:span text:style-name="T45">Schreibe-/Lesezeigers. Somit greifen aufeinanderfolgende Operationen garantiert auf unterschiedliche Element des Puffers zu.</text:span></text:span></text:p>
      <text:p text:style-name="P20"><text:span text:style-name="Teletype"><text:span text:style-name="T53">1. c)</text:span></text:span></text:p>
      <text:p text:style-name="P18"><text:span text:style-name="Teletype"><text:span text:style-name="T46">Die Implementierung kann mit dem Programm ./</text:span></text:span><text:span text:style-name="Teletype"><text:span text:style-name="T49">bin</text:span></text:span><text:span text:style-name="Teletype"><text:span text:style-name="T46">/aufgabe</text:span></text:span><text:span text:style-name="Teletype"><text:span text:style-name="T47">1</text:span></text:span><text:span text:style-name="Teletype"><text:span text:style-name="T46"> getestet werden.</text:span></text:span></text:p>
      <text:p text:style-name="P2"><text:span text:style-name="Teletype"><text:span text:style-name="T9"/></text:span></text:p>
      <text:p text:style-name="P19"><text:span text:style-name="Teletype"><text:span text:style-name="T51">2)</text:span></text:span><text:span text:style-name="Teletype"><text:span text:style-name="T10"> </text:span></text:span><text:span text:style-name="Teletype"><text:span text:style-name="T26">siehe ./</text:span></text:span><text:span text:style-name="Teletype"><text:span text:style-name="T27">src</text:span></text:span><text:span text:style-name="Teletype"><text:span text:style-name="T26">/aufgabe2</text:span></text:span></text:p>
      <text:p text:style-name="P19"><text:span text:style-name="Teletype"><text:span text:style-name="T26">Erklärung: </text:span></text:span><text:span text:style-name="Teletype"><text:span text:style-name="T10">Wir benutzen zwei volatile Variablen isFull und isEmpty. Wir garantieren, dass isFull true </text:span></text:span><text:span text:style-name="Teletype"><text:span text:style-name="T11">ist</text:span></text:span><text:span text:style-name="Teletype"><text:span text:style-name="T10">, falls der Puffer voll ist </text:span></text:span><text:span text:style-name="Teletype"><text:span text:style-name="T11">und dass isEmpty true ist, falls der Puffer leer ist. Wenn isFull true ist, kann send durch Busy Waiting nicht betreten werden, wenn isEmpty true ist, kann recv durch Busy Waiting nicht betreten werden.</text:span></text:span></text:p>
      <text:p text:style-name="P13"><text:span text:style-name="Teletype"><text:span text:style-name="T24">Im Fall, dass max ein lesender und ein schreibender Prozess existieren, ist die Invariante </text:span></text:span><text:span text:style-name="Teletype"><text:span text:style-name="T25">für beschränkte Puffer</text:span></text:span></text:p>
      <text:p text:style-name="P15"><text:span text:style-name="Teletype"><text:span text:style-name="T9">StringBufferImpl.length()&gt;=0 &amp; StringBufferImpl.length()&lt;= StringBufferImpl.maxSize</text:span></text:span></text:p>
      <text:p text:style-name="P14"><text:span text:style-name="Teletype"><text:span text:style-name="T25">somit sichergestellt.</text:span></text:span></text:p>
      <text:p text:style-name="P2"><text:span text:style-name="Teletype"><text:span text:style-name="T11"/></text:span></text:p>
      <text:p text:style-name="P21"><text:span text:style-name="Teletype"><text:span text:style-name="T52">3)</text:span></text:span><text:span text:style-name="Teletype"><text:span text:style-name="T12"> </text:span></text:span><text:span text:style-name="Teletype"><text:span text:style-name="T28">Quellcode: siehe ./src/aufgabe3, ./src/aufgabe3Remote</text:span></text:span></text:p>
      <text:p text:style-name="P22"><text:span text:style-name="Teletype"><text:span text:style-name="T28">Ausführbare .jar-Dateien: ./bin/aufgabe3, ./bin/aufgabe3Remote</text:span></text:span></text:p>
      <text:p text:style-name="P22"><text:span text:style-name="Teletype"><text:span text:style-name="T13"/></text:span></text:p>
      <text:p text:style-name="P10"><text:span text:style-name="Teletype"><text:span text:style-name="T20">Spezifikationen der Programme:</text:span></text:span></text:p>
      <text:p text:style-name="P9"><text:span text:style-name="Teletype"><text:span text:style-name="T20">D</text:span></text:span><text:span text:style-name="Teletype"><text:span text:style-name="T19">as Programm </text:span></text:span><text:span text:style-name="Teletype"><text:span text:style-name="T50">aufgabe3</text:span></text:span><text:span text:style-name="Teletype"><text:span text:style-name="T19"> nimmt als Kommandozeilenparameter eine „commandid“ gemäß der Spezifikation des Befehls „fork“ in Aufgabenstellung. </text:span></text:span><text:span text:style-name="Teletype"><text:span text:style-name="T22">Es startet einen Fernprozess und leitet Benutzereingaben an den gestarteten Prozess weiter. Jede Nachricht des Fernprozesses wird auf der Konsole ausgegeben. </text:span></text:span><text:span text:style-name="Teletype"><text:span text:style-name="T23">Dabei stellt es jeder Aus- oder Eingabe die aktuelle Systemzeit voran.</text:span></text:span></text:p>
      <text:p text:style-name="P9"><text:span text:style-name="Teletype"><text:span text:style-name="T22"/></text:span></text:p>
      <text:p text:style-name="P10"><text:span text:style-name="Teletype"><text:span text:style-name="T20">Das Programm </text:span></text:span><text:span text:style-name="Teletype"><text:span text:style-name="T41">aufgabe3Remote</text:span></text:span><text:span text:style-name="Teletype"><text:span text:style-name="T39"> realisiert ein einfaches „Echo“. Es wiederholt jede empfangene Nachricht. Es soll testhalber indirekt mittels </text:span></text:span><text:span text:style-name="Teletype"><text:span text:style-name="T40">des Programms </text:span></text:span><text:span text:style-name="Teletype"><text:span text:style-name="T41">aufgabe3</text:span></text:span><text:span text:style-name="Teletype"><text:span text:style-name="T39"> gestartet werden.</text:span></text:span></text:p>
      <text:p text:style-name="P3"><text:span text:style-name="Teletype"><text:span text:style-name="T13"/></text:span></text:p>
      <text:p text:style-name="P4"><text:span text:style-name="Teletype"><text:span text:style-name="T15">Befehl zum Starten des Fernprozesses (aufgabe3Remote) auf dem eigenen Rechner</text:span></text:span><text:span text:style-name="Teletype"><text:span text:style-name="T14">:</text:span></text:span></text:p>
      <text:p text:style-name="P4"><text:span text:style-name="Teletype"><text:span text:style-name="T14"><text:tab/>&gt; java -</text:span></text:span><text:span text:style-name="Teletype"><text:span text:style-name="T29">jar</text:span></text:span><text:span text:style-name="Teletype"><text:span text:style-name="T14"> </text:span></text:span><text:span text:style-name="Teletype"><text:span text:style-name="T30">bin/aufgabe3.</text:span></text:span><text:span text:style-name="Teletype"><text:span text:style-name="T36">jar</text:span></text:span><text:span text:style-name="Teletype"><text:span text:style-name="T14"> "java -</text:span></text:span><text:span text:style-name="Teletype"><text:span text:style-name="T31">jar</text:span></text:span><text:span text:style-name="Teletype"><text:span text:style-name="T21"> </text:span></text:span><text:span text:style-name="Teletype"><text:span text:style-name="T32">bin/</text:span></text:span><text:span text:style-name="Teletype"><text:span text:style-name="T14">aufgabe3Remote.</text:span></text:span><text:span text:style-name="Teletype"><text:span text:style-name="T35">jar</text:span></text:span><text:span text:style-name="Teletype"><text:span text:style-name="T14">"</text:span></text:span></text:p>
      <text:p text:style-name="P6"><text:span text:style-name="Teletype"><text:span text:style-name="T56">Beispielprotokoll:</text:span></text:span></text:p>
      <text:p text:style-name="P6"><text:span text:style-name="Teletype"><text:span text:style-name="T17">Hallo </text:span></text:span></text:p>
      <text:p text:style-name="P6"><text:span text:style-name="Teletype"><text:span text:style-name="T17">01:55:01: sending "Hallo" </text:span></text:span></text:p>
      <text:p text:style-name="P6"><text:soft-page-break/><text:span text:style-name="Teletype"><text:span text:style-name="T17">01:55:01: got "received "Hallo"" </text:span></text:span></text:p>
      <text:p text:style-name="P6"><text:span text:style-name="Teletype"><text:span text:style-name="T17">Test </text:span></text:span></text:p>
      <text:p text:style-name="P6"><text:span text:style-name="Teletype"><text:span text:style-name="T17">01:55:19: sending "Test" </text:span></text:span></text:p>
      <text:p text:style-name="P6"><text:span text:style-name="Teletype"><text:span text:style-name="T17">01:55:20: got "received "Test"" </text:span></text:span></text:p>
      <text:p text:style-name="P6"><text:span text:style-name="Teletype"><text:span text:style-name="T17">Bla </text:span></text:span></text:p>
      <text:p text:style-name="P6"><text:span text:style-name="Teletype"><text:span text:style-name="T17">01:55:35: sending "Bla" </text:span></text:span></text:p>
      <text:p text:style-name="P6"><text:span text:style-name="Teletype"><text:span text:style-name="T17">01:55:35: got "received "Bla"" </text:span></text:span></text:p>
      <text:p text:style-name="P6"><text:span text:style-name="Teletype"><text:span text:style-name="T17">hurz </text:span></text:span></text:p>
      <text:p text:style-name="P6"><text:span text:style-name="Teletype"><text:span text:style-name="T17">01:55:42: sending "hurz" </text:span></text:span></text:p>
      <text:p text:style-name="P6"><text:span text:style-name="Teletype"><text:span text:style-name="T17">01:55:42: got "received "hurz"" </text:span></text:span></text:p>
      <text:p text:style-name="P6"><text:span text:style-name="Teletype"><text:span text:style-name="T17">check </text:span></text:span></text:p>
      <text:p text:style-name="P6"><text:span text:style-name="Teletype"><text:span text:style-name="T17">01:56:02: sending "check" </text:span></text:span></text:p>
      <text:p text:style-name="P6"><text:span text:style-name="Teletype"><text:span text:style-name="T17">01:56:02: got "received "check"" </text:span></text:span></text:p>
      <text:p text:style-name="P6"><text:span text:style-name="Teletype"><text:span text:style-name="T17"/></text:span></text:p>
      <text:p text:style-name="P6"><text:span text:style-name="Teletype"><text:span text:style-name="T17"/></text:span></text:p>
      <text:p text:style-name="P5"><text:span text:style-name="Teletype"><text:span text:style-name="T15">Befehl zum Starten des Fernprozesses (aufgabe3Remote) auf </text:span></text:span><text:span text:style-name="Teletype"><text:span text:style-name="T16">einem Uni-Rechner</text:span></text:span><text:span text:style-name="Teletype"><text:span text:style-name="T14">:</text:span></text:span></text:p>
      <text:p text:style-name="P6"><text:span text:style-name="Teletype"><text:span text:style-name="T14"><text:tab/>&gt; </text:span></text:span><text:span text:style-name="Teletype"><text:span text:style-name="T17">java -</text:span></text:span><text:span text:style-name="Teletype"><text:span text:style-name="T33">jar</text:span></text:span><text:span text:style-name="Teletype"><text:span text:style-name="T17"> </text:span></text:span><text:span text:style-name="Teletype"><text:span text:style-name="T34">bin/aufgabe3.</text:span></text:span><text:span text:style-name="Teletype"><text:span text:style-name="T37">jar</text:span></text:span><text:span text:style-name="Teletype"><text:span text:style-name="T17"> "</text:span></text:span><text:a xlink:type="simple" xlink:href="mailto:EsGeh@wuhan.imp.fu-berlin.de"><text:span text:style-name="Teletype">EsGeh@wuhan.imp.fu-berlin.de</text:span></text:a><text:span text:style-name="Teletype"><text:span text:style-name="T17">:java </text:span></text:span><text:span text:style-name="Teletype"><text:span text:style-name="T35">-jar ./</text:span></text:span><text:span text:style-name="Teletype"><text:span text:style-name="T38">bin/</text:span></text:span><text:span text:style-name="Teletype"><text:span text:style-name="T17">aufgabe3Remote.</text:span></text:span><text:span text:style-name="Teletype"><text:span text:style-name="T38">jar</text:span></text:span><text:span text:style-name="Teletype"><text:span text:style-name="T17">"</text:span></text:span></text:p>
      <text:p text:style-name="P8"><text:span text:style-name="Teletype"><text:span text:style-name="T57">Beispielprotokoll:</text:span></text:span></text:p>
      <text:p text:style-name="P7"><text:span text:style-name="Teletype"><text:span text:style-name="T18">Hallo </text:span></text:span></text:p>
      <text:p text:style-name="P7"><text:span text:style-name="Teletype"><text:span text:style-name="T18">01:57:25: sending "Hallo" </text:span></text:span></text:p>
      <text:p text:style-name="P7"><text:span text:style-name="Teletype"><text:span text:style-name="T18">01:57:25: got "received "Hallo"" </text:span></text:span></text:p>
      <text:p text:style-name="P7"><text:span text:style-name="Teletype"><text:span text:style-name="T18">Test </text:span></text:span></text:p>
      <text:p text:style-name="P7"><text:span text:style-name="Teletype"><text:span text:style-name="T18">01:57:36: sending "Test" </text:span></text:span></text:p>
      <text:p text:style-name="P7"><text:span text:style-name="Teletype"><text:span text:style-name="T18">01:57:37: got "received "Test"" </text:span></text:span></text:p>
      <text:p text:style-name="P7"><text:span text:style-name="Teletype"><text:span text:style-name="T18">Bla </text:span></text:span></text:p>
      <text:p text:style-name="P7"><text:span text:style-name="Teletype"><text:span text:style-name="T18">01:57:49: sending "Bla" </text:span></text:span></text:p>
      <text:p text:style-name="P7"><text:span text:style-name="Teletype"><text:span text:style-name="T18">01:57:49: got "received "Bla"" </text:span></text:span></text:p>
      <text:p text:style-name="P7"><text:span text:style-name="Teletype"><text:span text:style-name="T18">hurz </text:span></text:span></text:p>
      <text:p text:style-name="P7"><text:span text:style-name="Teletype"><text:span text:style-name="T18">01:58:04: sending "hurz" </text:span></text:span></text:p>
      <text:p text:style-name="P7"><text:span text:style-name="Teletype"><text:span text:style-name="T18">01:58:04: got "received "hurz"" </text:span></text:span></text:p>
      <text:p text:style-name="P7"><text:span text:style-name="Teletype"><text:span text:style-name="T18">check </text:span></text:span></text:p>
      <text:p text:style-name="P7"><text:span text:style-name="Teletype"><text:span text:style-name="T18">01:58:27: sending "check" </text:span></text:span></text:p>
      <text:p text:style-name="P7"><text:soft-page-break/><text:span text:style-name="Teletype"><text:span text:style-name="T18">01:58:27: got "received "check"" </text:span></text:span></text:p>
      <text:p text:style-name="P7"><text:span text:style-name="Teletype"><text:span text:style-name="T18"/></text:span></text:p>
      <text:p text:style-name="P11"><text:span text:style-name="Teletype"><text:span text:style-name="T59">Fazit: es sind </text:span></text:span><text:span text:style-name="Teletype"><text:span text:style-name="T60">bei beiden Testläufen </text:span></text:span><text:span text:style-name="Teletype"><text:span text:style-name="T59">keine bemerkenswerten Zeitverzögerungen festzustellen. </text:span></text:span><text:span text:style-name="Teletype"><text:span text:style-name="T60">In beiden Fällen läuft das indirekt gesteuerte Programm länger als eine Minu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argi-1.2b1" svg:font-family="Gargi-1.2b"/>
    <style:font-face style:name="Inconsolata" svg:font-family="Inconsolata" style:font-pitch="fixed"/>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Gargi-1.2b"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Gargi-1.2b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gi-1.2b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Gargi-1.2b2" style:font-size-complex="10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letype" style:family="text">
      <style:text-properties style:font-name="DejaVu Sans Mono" style:font-name-asian="DejaVu Sans Mono" style:font-name-complex="Gargi-1.2b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2:27:34.151871422</meta:creation-date>
    <dc:date>2013-10-25T11:11:21</dc:date>
    <meta:editing-duration>PT1H15M24S</meta:editing-duration>
    <meta:editing-cycles>61</meta:editing-cycles>
    <meta:generator>LibreOffice/3.6$Linux_X86_64 LibreOffice_project/360m1$Build-2</meta:generator>
    <meta:document-statistic meta:table-count="0" meta:image-count="0" meta:object-count="0" meta:page-count="4" meta:paragraph-count="72" meta:word-count="522" meta:character-count="4159" meta:non-whitespace-character-count="3674"/>
  </office:meta>
</office:document-meta>
</file>